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0.77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6.105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8.075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7.602cm"/>
    </style:style>
    <style:style style:name="co17" style:family="table-column">
      <style:table-column-properties fo:break-before="auto" style:column-width="2.635cm"/>
    </style:style>
    <style:style style:name="co18" style:family="table-column">
      <style:table-column-properties fo:break-before="auto" style:column-width="2.969cm"/>
    </style:style>
    <style:style style:name="co19" style:family="table-column">
      <style:table-column-properties fo:break-before="auto" style:column-width="16.316cm"/>
    </style:style>
    <style:style style:name="co20" style:family="table-column">
      <style:table-column-properties fo:break-before="auto" style:column-width="0.554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3.662cm"/>
    </style:style>
    <style:style style:name="co23" style:family="table-column">
      <style:table-column-properties fo:break-before="auto" style:column-width="4.078cm"/>
    </style:style>
    <style:style style:name="co24" style:family="table-column">
      <style:table-column-properties fo:break-before="auto" style:column-width="6.465cm"/>
    </style:style>
    <style:style style:name="co25" style:family="table-column">
      <style:table-column-properties fo:break-before="auto" style:column-width="14.928cm"/>
    </style:style>
    <style:style style:name="co26" style:family="table-column">
      <style:table-column-properties fo:break-before="auto" style:column-width="17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b3b3b3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fo:color="#b3b3b3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b3b3b3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000000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fo:color="#0000ff"/>
    </style:style>
  </office:automatic-styles>
  <office:body>
    <office:spreadsheet>
      <table:table table:name="Структура пакетов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Default"/>
        <table:table-column table:style-name="co7" table:default-cell-style-name="ce1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10" table:default-cell-style-name="Default"/>
        <table:table-column table:style-name="co11" table:default-cell-style-name="ce9"/>
        <table:table-column table:style-name="co12" table:default-cell-style-name="ce11"/>
        <table:table-column table:style-name="co13" table:default-cell-style-name="ce11"/>
        <table:table-column table:style-name="co14" table:default-cell-style-name="ce22"/>
        <table:table-column table:style-name="co15" table:default-cell-style-name="ce11"/>
        <table:table-column table:style-name="co16" table:default-cell-style-name="ce11"/>
        <table:table-column table:style-name="co17" table:default-cell-style-name="ce20"/>
        <table:table-column table:style-name="co18" table:default-cell-style-name="ce25"/>
        <table:table-column table:style-name="co19" table:default-cell-style-name="ce20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21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21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21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21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21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4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21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4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4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21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21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7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21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8" office:value-type="string">
            <text:p>string</text:p>
          </table:table-cell>
          <table:table-cell table:style-name="ce21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7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5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21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8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21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21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17" office:value-type="string">
            <text:p>IonSource_EC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EC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эмисс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Эмиссии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17" office:value-type="string">
            <text:p>IonSource_Ion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Ion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ионизац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Ионизации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17" office:value-type="string">
            <text:p>IonSource_F1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1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1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17" office:value-type="string">
            <text:p>IonSource_F2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2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2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7" office:value-type="string">
            <text:p>Detector_DV1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1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1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7" office:value-type="string">
            <text:p>Detector_DV2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2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2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7" office:value-type="string">
            <text:p>Detector_DV3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3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3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3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7" office:value-type="string">
            <text:p>Inlet_set_Voltage</text:p>
          </table:table-cell>
          <table:table-cell table:style-name="ce14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тек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текателя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17" office:value-type="string">
            <text:p>Heater_set_Voltage</text:p>
          </table:table-cell>
          <table:table-cell table:style-name="ce14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грев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гревателя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17" office:value-type="string">
            <text:p>Scaner_Parent_set_Voltage</text:p>
          </table:table-cell>
          <table:table-cell table:style-name="ce14" office:value-type="string">
            <text:p>bool</text:p>
          </table:table-cell>
          <table:table-cell office:value-type="string">
            <text:p>Scaner.Parent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родительско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Родительского напряжения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7" office:value-type="string">
            <text:p>Scaner_Scan_set_Voltage</text:p>
          </table:table-cell>
          <table:table-cell table:style-name="ce14" office:value-type="string">
            <text:p>bool</text:p>
          </table:table-cell>
          <table:table-cell office:value-type="string">
            <text:p>Scaner.Scan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сканирующе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Сканирующего напряжения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7" office:value-type="string">
            <text:p>Condensator_set_Voltage</text:p>
          </table:table-cell>
          <table:table-cell table:style-name="ce14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конденсатора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Конденсатора на канал единственный используемый канал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7" office:value-type="string">
            <text:p>IonSource_EC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EC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эмисс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Эмиссии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7" office:value-type="string">
            <text:p>IonSource_Ion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Ion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ионизац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Ионизации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17" office:value-type="string">
            <text:p>IonSource_F1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1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17" office:value-type="string">
            <text:p>IonSource_F2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2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17" office:value-type="string">
            <text:p>Detector_DV1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1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17" office:value-type="string">
            <text:p>Detector_DV2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2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17" office:value-type="string">
            <text:p>Detector_DV3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3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3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17" office:value-type="string">
            <text:p>Inlet_get_Voltage</text:p>
          </table:table-cell>
          <table:table-cell table:style-name="ce14" office:value-type="string">
            <text:p>ushort</text:p>
          </table:table-cell>
          <table:table-cell office:value-type="string">
            <text:p>Inlet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тек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текателя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17" office:value-type="string">
            <text:p>Heater_get_Voltage</text:p>
          </table:table-cell>
          <table:table-cell table:style-name="ce14" office:value-type="string">
            <text:p>ushort</text:p>
          </table:table-cell>
          <table:table-cell office:value-type="string">
            <text:p>Heater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грев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гревателя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17" office:value-type="string">
            <text:p>Scaner_Parent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Parent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родительско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Родительского напряжения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7" office:value-type="string">
            <text:p>Scaner_Scan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Scan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сканирующе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Сканирующего напряжения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17" office:value-type="string">
            <text:p>Condensator_get_Posi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+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+"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17" office:value-type="string">
            <text:p>Condensator_get_Nega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-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-"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</table:table>
      <table:table table:name="Ошибки" table:style-name="ta1" table:print="false"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28.08.2013</text:date>, <text:time>11:4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5M4S</meta:editing-duration>
    <meta:editing-cycles>56</meta:editing-cycles>
    <meta:generator>OpenOffice.org/3.4.1$Win32 OpenOffice.org_project/341m1$Build-9593</meta:generator>
    <dc:date>2013-08-28T11:44:02.60</dc:date>
    <meta:document-statistic meta:table-count="4" meta:cell-count="547" meta:object-count="0"/>
    <meta:user-defined meta:name="Info 1"/>
    <meta:user-defined meta:name="Info 2"/>
    <meta:user-defined meta:name="Info 3"/>
    <meta:user-defined meta:name="Info 4"/>
  </office:meta>
</office:document-meta>
</file>